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795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Address</text:p>
          </table:table-cell>
          <table:table-cell office:value-type="string" table:style-name="ce1">
            <text:p>Dispensed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1BJCeZn3HDXBimRj3cyUqenFjsBRNi23n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K6evpTcowkRgFB1cRRHJ8oVRh2WYDaUm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1EgqGx9VqX3DFbT5x6sxB47eKYoYwDhds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19f1Pxybq3z5wXhzVwV6sWQ1hxqFogBjK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1E6Rjg6fCcdrMSjd3GXDy8U14QsptfKxJW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17vCVHCGZiBkJAP2fWFnn3mi3xoYVNa7q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16XLivsgBFAgpsLi6CkSeGFJhj5L3FbX2V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12TN99h9Dvyo8jxeZUeawvmqBNGvrM4JY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1Q1fsYjXHq8wm47hj1oH6PPfes6uxHFkK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13BsbnM1PegT63RaQivxpcc7E6Hk1mfVt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1HEop3zucipqgyt946P2TGbH8tRatrskH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136DSxwPLFgbCmK45cLJJjNZCZ2cLhuXR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1C2Hd4wxefSN3eXJmsQZMDbrxt4X9QjR3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1JJLFN7N9m8bR217SYD5pb3DsomWrxk2r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1CV3oAy1mzWcU3UJLPwhQtAuMB7AiuhUUZ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1P2Ajr8owDL6cMDduED54tpMDjmwq5qb4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1KnB2itG9RiegZDSHcsEsPH39cSpXKwbt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1A4rUsnf6ANCVRxYy95CxWWukcG4X6fvU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1LrdKkBMf6DFRAsmypPWjAjeGF1Haj7tR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1GwhZ53je5Z1DHJxSLzhKomnk3CjYR2DAV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1EzGzjwBaZFynVzmhG4HUf1Xy2GdTcQ31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1LHxWAVc6zni5DmzaiKv1KDyK9qm7uMQh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1NgEs6Kp6pU2rwVBNcAQeUDdhbUf549XX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15K8VGLARWf2rS1yQ46AMF36qQFZSCN4q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1LnMvzf2WXZAaFMjT7WZiLohKZsknHtWq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1JjeiNfjyNnWd1HntuBejXnL8hikkeTVU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18vhHrgGEi29Azd73GeRcjNLLnLZwkzjX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18vgbxKGAHYnGKJ16tmui7ZdJL4v3Zh4SQ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1Dvrc8U4tzuxdTTGu4Kj7sMncZ2GhYhV3J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18Khjhd4Y2ND7KQ2o78hgCZTrD3LRNyGB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1HYaUskgkTUwy18zefBdMTnv9KBGTBw7bw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1Gs5qr5R4P3CaevZAiZRnnKDu91MxYGa8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1H4hGYa3b2cGc33nhwxt2bWCzUBft6nLG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16Lb9VSTHraouGYU3ZhqXLi1Z1gq69oCT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1M3j4o4Z92VHTm7tA83NGb16tLYvZ47TNC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1HnruDgFbpVU2EmMFRpuomVMdrZzxiRBD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1FB3Puj3ugGHBGZwNov9gLiZaskWrNLpiv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115xb15XCvMHMLHDvX6oJ4JsuTMtDNNJG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15GHL6kNUF3eHpFQ5wzN6XkYeqMMbmNuBv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1HVKrWFnmh2LjZ1iVaJ1G8jKefKvWE7TtV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1JsttCxs2MHowzqQvSmRgpRWpp1Midbwn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12GeTqXZWjsNBEra3WtabDujJjNqp6YPS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13kJSWeEusheTznwZWp653bs28dUDa2NL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15NZ31gCPiXHLqcg7uJsTTyfgiWGvxd6M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1GXi1RNHiDADZY9TjD1QAe3ESSAq95Cwf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13mJg6UKzuk5tvVTKF88MGsMJcK9HUaf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18LvTjgZNBZUUF5G4yFP6LoPEmM5kWcof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1GCCjkVM8mqBh16aWMCXkYavG64ShFitd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1H8XRv1abCvCjKNNx4P1RYKTwNcAvhKit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15dftc1utkEX1nFqwFWboQnS1M3RkCi7s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18xda9uZKBGjocbnP4ioBee6scqFUa9Ej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1AfTH4KCAWcS5cjUuSgL8htp5hfpbujBD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1JVnVoYALf4KDmXe1uusyHLmKpsf8CQvZ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18s3pvRhpdU5BDMYSmfmwxxfQ765NvM3u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16cPMHTB6AQXw7zkrLBgzqgNZbyM3pQ47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1JnAo6MSELYETaRe27gGJ9khXwJgiCQr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18YuN8vuREZKMbimQig6txH2NWfrLPamC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15WREcGqTEyhxWuNmyfLrzvZmzoLnVuTG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1Kn6braP5TLg9qwzRWM4DFybzNGMT9Lzt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1MBnshnRdR9xYiWT5PGwEV9cBGB4wbR1AZ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1GJboogJsoKiQwYr55oVmuJpccDQTcKJH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1KBTcaKqXQHNqQgLHVWBc3TiGqymHrBSdJ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2">
            <text:p>1Q88EA6Y1UAFjveEbr2AL8EdN3Qh543RzV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1NRHyf98L7Mmp2rNgUPfJTbF8LMUrHGFq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15aeEg85TFBndayjGrqohCMM85YwNAdgd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1CNoychaaaqUum8PtVTLc9zvYrEtZtioa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1PRKtCKhX6WjJeFGLu7JEMFJrXU8eKfhb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1ENWLpGBtTnz9KoBk4rUHxL1SMHNyJZwW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1BgXdcxQfQ453nzY7qwzaziTFy58pawrj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1MAyFugbadD7AxR44RRyBNWUjaXAtpHwY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1622N2vKUq4GBnACDp28BkrTVetti982p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1P21HKUWdRSVXtrpMw9YsGEHjZXxMC8NZc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11r1MgpUkjk89ep48FUy28QhiCDKbgpY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136HQCtKuLVdjgBzvTzcNv7V69s8JhrYi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1DGgfksEXMRNsVjxANEnLiTMikQwj96Ew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14dVENqALAdjnjRPNP37nCFwvVFt6jQBr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1G3M6Sb2gLePtBLedRckkqg18emuUnzdqc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1JksGB4Zt3Mc8iVvQyFQYTLAo4tLxvdj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1LPi5z2HGoS9RqM1b5zawLrF5awuAg9TYZ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15UQYm2wXkHdJagkcCLQeJpowZn3NBp4u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1B81SwYpTqhcHrCHoyywf2edJ9zfUtbAq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1PE9knju8MWF25ZhPWdrZfESigBUqCVWEJ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15sBuTDDW2ytxa6R4BJ9Ta8NpT19KSsQH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1Kv1YRGa5CFYumtFtsA8bATFQKRmxJyT8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1ER8CQx77LKEbq7euChyWfNSuFfPNeSfn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1787rgSpkCHWtiJaNtjkezGpQHdvd7MTe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1AVfyHP3ksepKqBaWWckByzjDd2kwcYL3C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18avZksP4TK3U2vxu4dRJqCBB6xQHjuA5Z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19MQbLEPwqsqz6ficD6mGJSxvM5FHfccY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1MwsBe5sDqEeEDAv3SjC8DtbVEnxKZJ5Y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1941nkqYs9qjMLuccw67ZSHUQMVThepu5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15SAXA8LUwUDUwRwWXScUA1oKzd4trPJa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1CAggdXBtA2xRCAFK9Cra9AqgCWPMUt7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1BTNRbiShCA1Jd3KgAKRGUiHhTkfikZwE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1KGAZwDukCuwoKHttQvuTuVDYQzdH8eWR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1FUsWG6ewJJL59TrDwFUhCbNMNQqnmXWA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1MUjTGfWmZLaAQu4gkRkaWkXURgCvsJmex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2">
            <text:p>19Ss12pz8g9r1c5LoV9ZeLLuVxfqaS9k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1CKTyHTcJPseaFUaYxn2Ww4pUi26WEQJ6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476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d</meta:initial-creator>
    <dc:creator>Ard</dc:creator>
    <meta:creation-date>2020-01-11T22:19:42Z</meta:creation-date>
    <dc:date>2020-01-25T15:43:41Z</dc:date>
    <meta:editing-cycles>1</meta:editing-cycles>
    <meta:editing-duration>PT175S</meta:editing-duration>
  </office:meta>
</office:document-meta>
</file>